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6" manifest:media-type=""/>
  <manifest:file-entry manifest:full-path="ObjectReplacements/Object 4" manifest:media-type=""/>
  <manifest:file-entry manifest:full-path="ObjectReplacements/Object 2" manifest:media-type=""/>
  <manifest:file-entry manifest:full-path="Object 6" manifest:media-type="application/vnd.sun.star.oleobject"/>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2" manifest:media-type="application/vnd.sun.star.oleobjec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Roboto" svg:font-family="Roboto, sans-serif"/>
    <style:font-face style:name="Times New Roman1" svg:font-family="'Times New Roman'"/>
    <style:font-face style:name="Courier New" svg:font-family="'Courier New'" style:font-family-generic="modern"/>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left="0cm" fo:margin-right="0.635cm" fo:text-indent="1.27cm" style:auto-text-indent="false"/>
    </style:style>
    <style:style style:name="P2" style:family="paragraph" style:parent-style-name="Figure_20_Body1">
      <style:paragraph-properties fo:margin-top="0cm" fo:margin-bottom="0cm" loext:contextual-spacing="false"/>
      <style:text-properties style:font-name="Ubuntu"/>
    </style:style>
    <style:style style:name="P3" style:family="paragraph" style:parent-style-name="Figure_20_Title">
      <style:text-properties style:font-name="Ubuntu"/>
    </style:style>
    <style:style style:name="P4" style:family="paragraph" style:parent-style-name="Figure_20_Title">
      <style:paragraph-properties fo:text-align="start" style:justify-single-word="false"/>
      <style:text-properties style:font-name="Ubuntu"/>
    </style:style>
    <style:style style:name="P5" style:family="paragraph" style:parent-style-name="Figure_20_Title">
      <style:paragraph-properties fo:text-align="start" style:justify-single-word="false"/>
      <style:text-properties style:font-name="Ubuntu" officeooo:paragraph-rsid="0005ad3f"/>
    </style:style>
    <style:style style:name="P6" style:family="paragraph" style:parent-style-name="Figure_20_Title">
      <style:paragraph-properties fo:text-align="start" style:justify-single-word="false"/>
      <style:text-properties style:font-name="Ubuntu" officeooo:rsid="00071871" officeooo:paragraph-rsid="00071871"/>
    </style:style>
    <style:style style:name="P7" style:family="paragraph" style:parent-style-name="Figure_20_Title">
      <style:paragraph-properties fo:text-align="start" style:justify-single-word="false"/>
      <style:text-properties style:font-name="Ubuntu" officeooo:rsid="00071871" officeooo:paragraph-rsid="000a0252"/>
    </style:style>
    <style:style style:name="P8" style:family="paragraph" style:parent-style-name="Heading_20_1" style:master-page-name="Standard">
      <style:paragraph-properties fo:margin-top="0cm" fo:margin-bottom="0cm" loext:contextual-spacing="false" fo:text-align="center" style:justify-single-word="false" style:page-number="1"/>
      <style:text-properties style:font-name="Ubuntu"/>
    </style:style>
    <style:style style:name="P9" style:family="paragraph" style:parent-style-name="Heading_20_1">
      <style:paragraph-properties fo:margin-left="0cm" fo:margin-right="0cm" fo:text-indent="0cm" style:auto-text-indent="false"/>
      <style:text-properties style:font-name="Ubuntu"/>
    </style:style>
    <style:style style:name="P10" style:family="paragraph" style:parent-style-name="Standard">
      <style:text-properties style:font-name="Ubuntu"/>
    </style:style>
    <style:style style:name="P11" style:family="paragraph" style:parent-style-name="Standard">
      <style:text-properties style:font-name="Ubuntu" officeooo:paragraph-rsid="0008edfa"/>
    </style:style>
    <style:style style:name="P12" style:family="paragraph" style:parent-style-name="Standard" style:list-style-name="WW8Num6">
      <style:text-properties style:font-name="Ubuntu" officeooo:paragraph-rsid="000a0252"/>
    </style:style>
    <style:style style:name="P13" style:family="paragraph" style:parent-style-name="Standard">
      <style:text-properties style:font-name="Ubuntu" officeooo:paragraph-rsid="000a0252"/>
    </style:style>
    <style:style style:name="P14" style:family="paragraph" style:parent-style-name="Standard">
      <style:paragraph-properties fo:margin-left="0.635cm" fo:margin-right="0cm" fo:text-indent="-0.635cm" style:auto-text-indent="false"/>
      <style:text-properties style:font-name="Ubuntu"/>
    </style:style>
    <style:style style:name="P15" style:family="paragraph" style:parent-style-name="Standard" style:list-style-name="WW8Num6">
      <style:paragraph-properties fo:margin-left="0.635cm" fo:margin-right="0cm" fo:text-indent="-0.635cm" style:auto-text-indent="false"/>
      <style:text-properties style:font-name="Ubuntu"/>
    </style:style>
    <style:style style:name="P16" style:family="paragraph" style:parent-style-name="Standard" style:list-style-name="WW8Num6">
      <style:paragraph-properties fo:margin-left="0.635cm" fo:margin-right="0cm" fo:text-indent="-0.635cm" style:auto-text-indent="false"/>
      <style:text-properties style:font-name="Ubuntu" officeooo:paragraph-rsid="0008edfa"/>
    </style:style>
    <style:style style:name="P17" style:family="paragraph" style:parent-style-name="Standard">
      <style:paragraph-properties fo:margin-left="0.635cm" fo:margin-right="0cm" fo:text-indent="-0.635cm" style:auto-text-indent="false"/>
      <style:text-properties style:font-name="Ubuntu" fo:font-style="italic" style:font-style-asian="italic" style:font-style-complex="italic"/>
    </style:style>
    <style:style style:name="P18" style:family="paragraph" style:parent-style-name="Standard">
      <style:paragraph-properties fo:margin-left="0.635cm" fo:margin-right="0cm" fo:text-indent="-0.635cm" style:auto-text-indent="false"/>
      <style:text-properties style:font-name="Ubuntu" officeooo:paragraph-rsid="0008edfa"/>
    </style:style>
    <style:style style:name="P19" style:family="paragraph" style:parent-style-name="Standard" style:list-style-name="WW8Num6">
      <style:paragraph-properties fo:margin-left="0.635cm" fo:margin-right="0cm" fo:text-indent="-0.635cm" style:auto-text-indent="false"/>
      <style:text-properties style:font-name="Ubuntu" fo:font-weight="bold" style:font-weight-asian="bold" style:font-weight-complex="bold"/>
    </style:style>
    <style:style style:name="P20" style:family="paragraph" style:parent-style-name="Standard">
      <style:paragraph-properties fo:margin-left="0.635cm" fo:margin-right="0cm" fo:text-indent="-0.635cm" style:auto-text-indent="false"/>
      <style:text-properties style:font-name="Ubuntu" officeooo:rsid="0005ad3f" officeooo:paragraph-rsid="0005ad3f"/>
    </style:style>
    <style:style style:name="P21" style:family="paragraph" style:parent-style-name="Standard">
      <style:paragraph-properties fo:margin-left="0.635cm" fo:margin-right="0cm" fo:text-indent="-0.635cm" style:auto-text-indent="false"/>
      <style:text-properties style:font-name="Ubuntu" officeooo:paragraph-rsid="000a0252"/>
    </style:style>
    <style:style style:name="P22" style:family="paragraph" style:parent-style-name="Standard">
      <style:paragraph-properties fo:margin-left="0cm" fo:margin-right="0cm" fo:text-align="center" style:justify-single-word="false" fo:text-indent="0cm" style:auto-text-indent="false"/>
      <style:text-properties style:font-name="Ubuntu"/>
    </style:style>
    <style:style style:name="P23" style:family="paragraph" style:parent-style-name="Standard">
      <style:paragraph-properties fo:margin-left="0cm" fo:margin-right="0cm" fo:text-indent="0cm" style:auto-text-indent="false"/>
      <style:text-properties style:font-name="Ubuntu" fo:font-style="italic" style:font-style-asian="italic" style:font-style-complex="italic"/>
    </style:style>
    <style:style style:name="P24"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text-properties style:font-name="Ubuntu"/>
    </style:style>
    <style:style style:name="P25" style:family="paragraph" style:list-style-name="WW8Num6">
      <style:text-properties style:font-name="Ubuntu"/>
    </style:style>
    <style:style style:name="T1" style:family="text">
      <style:text-properties fo:font-weight="bold" style:font-weight-asian="bold" style:font-weight-complex="bold"/>
    </style:style>
    <style:style style:name="T2" style:family="text">
      <style:text-properties officeooo:rsid="0008edfa"/>
    </style:style>
    <style:style style:name="T3" style:family="text">
      <style:text-properties style:text-underline-style="solid" style:text-underline-width="auto" style:text-underline-color="font-color"/>
    </style:style>
    <style:style style:name="T4" style:family="text">
      <style:text-properties fo:font-variant="normal" fo:text-transform="none" fo:color="#000000" style:font-name="Arial1" fo:font-size="12pt" fo:letter-spacing="normal" fo:font-style="normal" fo:font-weight="normal"/>
    </style:style>
    <style:style style:name="T5" style:family="text">
      <style:text-properties fo:font-variant="normal" fo:text-transform="none" fo:color="#000000" style:font-name="Arial1" fo:font-size="12pt" fo:letter-spacing="normal" fo:font-style="normal" fo:font-weight="bold"/>
    </style:style>
    <style:style style:name="T6" style:family="text">
      <style:text-properties fo:font-variant="normal" fo:text-transform="none" fo:color="#000000" style:font-name="Arial1" fo:font-size="12pt" fo:letter-spacing="normal" fo:font-weight="bold"/>
    </style:style>
    <style:style style:name="T7" style:family="text">
      <style:text-properties fo:font-variant="normal" fo:text-transform="none" fo:color="#000000" style:font-name="Arial1" fo:font-size="12pt" fo:letter-spacing="normal" fo:font-weight="normal"/>
    </style:style>
    <style:style style:name="T8" style:family="text">
      <style:text-properties fo:font-variant="normal" fo:text-transform="none" fo:color="#000000" style:font-name="Arial1" fo:font-size="12pt" fo:letter-spacing="normal" fo:font-weight="normal" style:font-weight-asian="normal" style:font-weight-complex="normal"/>
    </style:style>
    <style:style style:name="T9" style:family="text">
      <style:text-properties fo:font-variant="normal" fo:text-transform="none" fo:color="#000000" fo:letter-spacing="normal"/>
    </style:style>
    <style:style style:name="T10" style:family="text">
      <style:text-properties fo:font-variant="normal" fo:text-transform="none" fo:color="#000000" fo:font-size="12pt" fo:letter-spacing="normal" fo:font-weight="normal"/>
    </style:style>
    <style:style style:name="T11" style:family="text">
      <style:text-properties fo:font-variant="normal" fo:text-transform="none" fo:color="#000000" fo:font-size="12pt" fo:letter-spacing="normal" fo:font-weight="normal" style:font-weight-asian="normal" style:font-weight-complex="normal"/>
    </style:style>
    <style:style style:name="T12" style:family="text">
      <style:text-properties fo:font-variant="normal" fo:text-transform="none" fo:color="#000000" fo:font-size="12pt" fo:letter-spacing="normal" fo:font-weight="bold"/>
    </style:style>
    <style:style style:name="T13" style:family="text">
      <style:text-properties style:font-name="Ubuntu"/>
    </style:style>
    <style:style style:name="T14" style:family="text">
      <style:text-properties officeooo:rsid="000a0252"/>
    </style:style>
    <style:style style:name="fr1" style:family="graphic" style:parent-style-name="OLE">
      <style:graphic-properties fo:margin-left="0cm" fo:margin-right="0cm" fo:margin-top="0cm" fo:margin-bottom="0cm" style:vertical-pos="top" style:vertical-rel="baseline" fo:padding="0.002cm" fo:border="none" draw:ole-draw-aspect="1" draw:visible-area-top="0cm" draw:visible-area-width="9.078cm" draw:visible-area-height="2.671cm"/>
    </style:style>
    <style:style style:name="fr2" style:family="graphic" style:parent-style-name="OLE">
      <style:graphic-properties fo:margin-left="0cm" fo:margin-right="0cm" fo:margin-top="0cm" fo:margin-bottom="0cm" style:vertical-pos="top" style:vertical-rel="baseline" fo:padding="0.002cm" fo:border="none" draw:ole-draw-aspect="1" draw:visible-area-top="0cm" draw:visible-area-width="6.827cm" draw:visible-area-height="4.869cm"/>
    </style:style>
    <style:style style:name="fr3" style:family="graphic" style:parent-style-name="OLE">
      <style:graphic-properties fo:margin-left="0cm" fo:margin-right="0cm" fo:margin-top="0cm" fo:margin-bottom="0cm" style:vertical-pos="top" style:vertical-rel="baseline" fo:padding="0.002cm" fo:border="none" draw:ole-draw-aspect="1" draw:visible-area-top="0cm" draw:visible-area-width="13.468cm" draw:visible-area-height="11.166cm"/>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8" text:outline-level="1">Assignment for Module 10</text:h>
      <text:p text:style-name="P22"><draw:frame draw:style-name="fr3" draw:name="Object1" text:anchor-type="as-char" svg:width="13.467cm" svg:height="11.165cm" draw:z-index="0"><draw:object-ole xlink:href="./Object 2" xlink:type="simple" xlink:show="embed" xlink:actuate="onLoad"/><draw:image xlink:href="./ObjectReplacements/Object 2" xlink:type="simple" xlink:show="embed" xlink:actuate="onLoad"/></draw:frame></text:p>
      <text:p text:style-name="P3">Figure 1: ERD for Problems 1 to 4</text:p>
      <text:list xml:id="list2778123889" text:style-name="WW8Num6">
        <text:list-item>
          <text:p text:style-name="P15"><text:span text:style-name="T1">For the ERD in Figure 1, you should indicate the applications of the entity type rule. For each entity type rule application, you should identify the table name, primary key, and other columns. You do not need to write CREATE TABLE statements.</text:span></text:p>
        </text:list-item>
      </text:list>
      <text:p text:style-name="P17"><text:span text:style-name="T11">Entity Type Rule</text:span><text:span text:style-name="T12">: </text:span><text:span text:style-name="T10">Each entity type (except subtypes) becomes a table. The PK of ET (if not weak) becomes the PK of the table. The attributes of the ET become columns in the table.</text:span></text:p>
      <text:list xml:id="list212650091670588" text:continue-numbering="true" text:style-name="WW8Num6">
        <text:list-header>
          <text:p text:style-name="P12">Student(<text:span text:style-name="T3">StdNo,</text:span> StdName, StdAddress, StdCity, StdState, StdZip, StdEmai)</text:p>
        </text:list-header>
      </text:list>
      <text:p text:style-name="P13">Institution(<text:span text:style-name="T3">InstID</text:span>, InstName, InstMascot)</text:p>
      <text:p text:style-name="P13"><text:soft-page-break/>Lender (<text:span text:style-name="T3">LenderNo</text:span>, LendName)</text:p>
      <text:p text:style-name="P21">Loan(<text:span text:style-name="T3">LoanNo</text:span>, StdNo, InstID, LenderNo, ProcDate, DisbMethod, DisbBank, DateAuth, NoteValue, Subsidized, Rate)</text:p>
      <text:p text:style-name="P21">DisburseLine(DataSent, LoanNo, Amount, OrigFee, GuarFee)</text:p>
      <text:p text:style-name="P14"/>
      <text:list xml:id="list212652041944844" text:continue-numbering="true" text:style-name="WW8Num6">
        <text:list-item>
          <text:p text:style-name="P16"><text:span text:style-name="T1">For the ERD in Figure 1, you should indicate applications of the 1-M relationship rule. For each 1-M relationship rule application, you should indicate the changes to the tables you listed in problem 1 including foreign key columns and NOT NULL constraints for foreign keys if necessary.</text:span></text:p>
          <text:p text:style-name="Standard">Student(<text:span text:style-name="T3">StdNo,</text:span> StdName, StdAddress, StdCity, StdState, StdZip, StdEmai)</text:p>
        </text:list-item>
      </text:list>
      <text:p text:style-name="P10">Institution(<text:span text:style-name="T3">InstID</text:span>, InstName, InstMascot)</text:p>
      <text:p text:style-name="P10">Lender (<text:span text:style-name="T3">LenderNo</text:span>, LendName)</text:p>
      <text:p text:style-name="P10">Loan(<text:span text:style-name="T3">LoanNo</text:span>, StdNo, InstID, LenderNo, ProcDate, DisbMethod, DisbBank, DateAuth, NoteValue, Subsidized, Rate)</text:p>
      <text:p text:style-name="P10">FOREIGN KEY(StdNo) REFERENCES Student</text:p>
      <text:p text:style-name="P10">FOREIGN KEY(InstID) REFERENCES Institution</text:p>
      <text:p text:style-name="P10">FOREIGN KEY(LenderNo) REFERENCES Lender</text:p>
      <text:p text:style-name="P10">StdNo NOT NULL</text:p>
      <text:p text:style-name="P10">InstID NOT NULL</text:p>
      <text:p text:style-name="P10">LenderNo NOT NULL</text:p>
      <text:p text:style-name="P10">DisburseLine(DataSent, LoanNo, Amount, OrigFee, GuarFee)</text:p>
      <text:p text:style-name="P10">FOREIGN KEY(LoanNo) REFERENCES Loan</text:p>
      <text:p text:style-name="P11"><text:span text:style-name="T2">LoanNo NOT NULL</text:span></text:p>
      <text:p text:style-name="P11"><text:soft-page-break/></text:p>
      <text:list xml:id="list212651376293217" text:continue-numbering="true" text:style-name="WW8Num6">
        <text:list-item>
          <text:p text:style-name="P19">For the ERD in Figure 1, you should indicate applications of the M-N relationship rule. For each M-N relationship rule application, you should list the table name, primary key, and other columns.</text:p>
        </text:list-item>
      </text:list>
      <text:p text:style-name="P18"><text:span text:style-name="T2">The above ER Diagram does not have any M:N relationship.</text:span></text:p>
      <text:p text:style-name="P14"/>
      <text:list xml:id="list212652136957352" text:continue-numbering="true" text:style-name="WW8Num6">
        <text:list-item>
          <text:p text:style-name="P19">For the ERD in Figure 1, you should indicate applications of the identifying relationship rule. For each identifying relationship rule application, you should indicate the changes to the tables you listed in problem 2.</text:p>
        </text:list-item>
      </text:list>
      <text:p text:style-name="P23">An identifying relationship is when the existence of a row in a child table depends on a row in a parent table.</text:p>
      <text:list xml:id="list212652035377689" text:continue-numbering="true" text:style-name="WW8Num6">
        <text:list-header>
          <text:p text:style-name="P12">Student(<text:span text:style-name="T3">StdNo,</text:span> StdName, StdAddress, StdCity, StdState, StdZip, StdEmai)</text:p>
        </text:list-header>
      </text:list>
      <text:p text:style-name="P13">Institution(<text:span text:style-name="T3">InstID</text:span>, InstName, InstMascot)</text:p>
      <text:p text:style-name="P13">Lender (<text:span text:style-name="T3">LenderNo</text:span>, LendName)</text:p>
      <text:p text:style-name="P13">Loan(<text:span text:style-name="T3">LoanNo</text:span>, StdNo, InstID, LenderNo, ProcDate, DisbMethod, DisbBank, DateAuth, NoteValue, Subsidized, Rate)</text:p>
      <text:p text:style-name="P13">FOREIGN KEY(StdNo) REFERENCES Student</text:p>
      <text:p text:style-name="P13">FOREIGN KEY(InstID) REFERENCES Institution</text:p>
      <text:p text:style-name="P21">FOREIGN KEY(LenderNo) REFERENCES Lender</text:p>
      <text:p text:style-name="P14"/>
      <text:p text:style-name="P21">DisburseLine(DataSent, LoanNo, Amount, OrigFee, GuarFee) <text:s/>(DataSent, LoanNo) - primary key</text:p>
      <text:p text:style-name="P21">FOREIGN KEY(<text:span text:style-name="T14">L</text:span>oanNo) references Loan</text:p>
      <text:p text:style-name="P20"><text:soft-page-break/>Change occurs only in DisubursedLine Entity.</text:p>
      <text:p text:style-name="P20"/>
      <text:list xml:id="list212652157170635" text:continue-numbering="true" text:style-name="WW8Num6">
        <text:list-item>
          <text:p text:style-name="P19">Convert the ERD<text:alphabetical-index-mark text:string-value="ERD"/> shown in Figure 2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2"><draw:frame draw:style-name="fr2" draw:name="Object2" text:anchor-type="as-char" svg:width="6.832cm" svg:height="4.852cm" draw:z-index="1"><draw:object-ole xlink:href="./Object 4" xlink:type="simple" xlink:show="embed" xlink:actuate="onLoad"/><draw:image xlink:href="./ObjectReplacements/Object 4" xlink:type="simple" xlink:show="embed" xlink:actuate="onLoad"/></draw:frame></text:p>
      <text:p text:style-name="P3">Figure 2: ERD for Conversion Problem 5</text:p>
      <text:p text:style-name="P4"/>
      <text:p text:style-name="P5">Account (<text:span text:style-name="T14">A</text:span><text:span text:style-name="T3">ccId</text:span>, , <text:span text:style-name="T14">A</text:span>ccName, <text:span text:style-name="T14">B</text:span>alance) <text:span text:style-name="T14">FOREGIN KEY(A</text:span>ccId<text:span text:style-name="T14">)</text:span> references accId</text:p>
      <text:p text:style-name="P5"/>
      <text:list xml:id="list212651213181930" text:continue-numbering="true" text:style-name="WW8Num6">
        <text:list-item>
          <text:p text:style-name="P15">Convert the ERD<text:alphabetical-index-mark text:string-value="ERD"/> shown in Figure 3 into tables. <text:s/>List the conversion rules used and table design. For each table, you should list the primary key, foreign keys, other columns, and NOT NULL constraints for foreign keys if necessary. You do not need to write CREATE TABLE statements.</text:p>
        </text:list-item>
      </text:list>
      <text:p text:style-name="P24"><draw:frame draw:style-name="fr1" draw:name="Object3" text:anchor-type="as-char" svg:width="9.079cm" svg:height="2.672cm" draw:z-index="2"><draw:object-ole xlink:href="./Object 6" xlink:type="simple" xlink:show="embed" xlink:actuate="onLoad"/><draw:image xlink:href="./ObjectReplacements/Object 6" xlink:type="simple" xlink:show="embed" xlink:actuate="onLoad"/></draw:frame></text:p>
      <text:p text:style-name="P3">Figure 3: ERD for Conversion Problem 6</text:p>
      <text:p text:style-name="P3"/>
      <text:p text:style-name="P6"><text:soft-page-break/>Owner(<text:span text:style-name="T3">OwnId</text:span>,OwnName,OwnPhone)</text:p>
      <text:p text:style-name="P7">Property(<text:span text:style-name="T3">PropId</text:span>,BldgName,UnitNo,Bdrms) </text:p>
      <text:p text:style-name="P6">Shares(OwnId,PropId,StartWeek,EndWeek) <text:s/>(OwnId,PropId) primary keys</text:p>
      <text:p text:style-name="P6">FOREIGN KEY<text:span text:style-name="T14">(</text:span>OwnId<text:span text:style-name="T14">)</text:span> references Owner<text:line-break/>FOREIGN KEY<text:span text:style-name="T14">(</text:span>PropId<text:span text:style-name="T14">)</text:span> references Property</text:p>
      <text:p text:style-name="P6"><text:s/></text:p>
      <text:h text:style-name="P9" text:outline-level="1"/>
      <text:p text:style-name="P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tyle:font-face style:name="Lohit Devanagari1" svg:font-family="'Lohit Devanagari'"/>
    <style:font-face style:name="Roboto" svg:font-family="Roboto, sans-serif"/>
    <style:font-face style:name="Times New Roman1" svg:font-family="'Times New Roman'"/>
    <style:font-face style:name="Courier New" svg:font-family="'Courier New'" style:font-family-generic="modern"/>
    <style:font-face style:name="Ubuntu" svg:font-family="Ubuntu"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200%" fo:orphans="2" fo:widows="2" fo:text-indent="1.27cm"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text-properties style:font-name="Arial" fo:font-family="Arial" style:font-family-generic="swiss" style:font-pitch="variable" fo:font-size="12pt" fo:font-style="italic" fo:font-weight="bold" style:font-size-asian="12pt" style:font-style-asian="italic" style:font-weight-asian="bold"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style style:name="Text_20_body_20_indent" style:display-name="Text body indent" style:family="paragraph" style:parent-style-name="Standard" style:class="text"/>
    <style:style style:name="Normal_20__28_Web_29_" style:display-name="Normal (Web)" style:family="paragraph" style:parent-style-name="Standard">
      <style:paragraph-properties fo:margin-left="0cm" fo:margin-right="0cm" fo:margin-top="0.176cm" fo:margin-bottom="0.176cm" loext:contextual-spacing="false" fo:line-height="100%" fo:text-indent="0cm" style:auto-text-indent="false"/>
      <style:text-properties style:font-size-complex="12pt"/>
    </style:style>
    <style:style style:name="Document_20_Map" style:display-name="Document Map" style:family="paragraph" style:parent-style-name="Standard">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Title" style:display-name="Table Title" style:family="paragraph" style:parent-style-name="Standard">
      <style:paragraph-properties fo:margin-left="0cm" fo:margin-right="0cm" fo:margin-top="0cm" fo:margin-bottom="0.212cm" loext:contextual-spacing="false" fo:line-height="100%" fo:text-align="center" style:justify-single-word="false" fo:text-indent="0cm" style:auto-text-indent="false"/>
    </style:style>
    <style:style style:name="Balloon_20_Text" style:display-name="Balloon Text" style:family="paragraph" style:parent-style-name="Standard">
      <style:paragraph-properties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 style:display-name="Note Heading" style:family="paragraph" style:parent-style-name="Standard" style:next-style-name="Standard"/>
    <style:style style:name="Figure_20_Title" style:display-name="Figure Title" style:family="paragraph" style:parent-style-name="Note_20_Heading">
      <style:paragraph-properties fo:margin-left="0cm" fo:margin-right="0cm" fo:text-align="center" style:justify-single-word="false" fo:text-indent="0cm" style:auto-text-indent="false"/>
    </style:style>
    <style:style style:name="Figure_20_Body1" style:display-name="Figure Body1" style:family="paragraph" style:parent-style-name="Figure_20_Title">
      <style:paragraph-properties fo:margin-top="0cm" fo:margin-bottom="0.212cm" loext:contextual-spacing="false" fo:line-height="100%" fo:keep-with-next="always"/>
      <style:text-properties fo:language="none" fo:country="none" style:language-asian="none" style:country-asian="none"/>
    </style:style>
    <style:style style:name="outline1" style:family="paragraph" style:parent-style-name="Standard">
      <style:paragraph-properties fo:margin-left="1.6cm" fo:margin-right="0cm" fo:margin-top="0cm" fo:margin-bottom="0.212cm" loext:contextual-spacing="false" fo:line-height="100%" fo:text-indent="-0.965cm" style:auto-text-indent="false">
        <style:tab-stops>
          <style:tab-stop style:position="1.588cm"/>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4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5z0"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St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Page_20_Number" style:display-name="Page Number" style:family="text" style:parent-style-name="Default_20_Paragraph_20_Font"/>
    <style:style style:name="Footnote_20_Symbol" style:display-name="Footnote Symbol" style:family="text">
      <style:text-properties style:text-position="super 58%"/>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Note_20_Heading_20_Char" style:display-name="Note Heading Char" style:family="text">
      <style:text-properties fo:font-size="12pt" style:font-size-asian="12p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text:start-value="14">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text:start-value="5">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text:start-value="21">
        <style:list-level-properties text:list-level-position-and-space-mode="label-alignment">
          <style:list-level-label-alignment text:label-followed-by="listtab" fo:text-indent="-0.635cm" fo:margin-left="0.635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text:style-name="WW8Num8z0" style:num-suffix="." style:num-format="1" text:start-value="23">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3" text:style-name="WW8Num8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11">
      <number:day/>
      <number:text>/</number:text>
      <number:month/>
      <number:text>/</number:text>
      <number:year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number:text>
      <number:year number:style="long"/>
    </number:date-style>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1.27cm" style:auto-text-indent="false"/>
    </style:style>
    <style:style style:name="MT1" style:family="text"/>
    <style:page-layout style:name="Mpm1">
      <style:page-layout-properties fo:page-width="21.59cm" fo:page-height="27.94cm" style:num-format="1" style:print-orientation="portrait" fo:margin-top="1.27cm" fo:margin-bottom="1.27cm" fo:margin-left="3.175cm" fo:margin-right="1.905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Header"><text:span text:style-name="Page_20_Number"/></text:p>
      </style:header>
      <loext:header-first>
        <text:p text:style-name="Header"/>
      </loext:header-first>
      <style:footer>
        <text:p text:style-name="MP1"/>
      </style:footer>
      <loext:footer-first>
        <text:p text:style-name="Footer"/>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Assignment 2</dc:title>
    <dc:subject/>
    <meta:keyword/>
    <meta:initial-creator>Michael Mannino</meta:initial-creator>
    <meta:creation-date>1998-01-23T02:35:00</meta:creation-date>
    <dc:date>2021-12-01T21:26:49.916189038</dc:date>
    <meta:print-date>2015-08-24T14:54:00</meta:print-date>
    <meta:editing-cycles>218</meta:editing-cycles>
    <meta:editing-duration>PT6H26M24S</meta:editing-duration>
    <meta:generator>LibreOffice/6.4.7.2$Linux_X86_64 LibreOffice_project/40$Build-2</meta:generator>
    <meta:document-statistic meta:table-count="0" meta:image-count="0" meta:object-count="3" meta:page-count="5" meta:paragraph-count="50" meta:word-count="514" meta:character-count="3630" meta:non-whitespace-character-count="3162"/>
  </office:meta>
</office:document-meta>
</file>